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Automation Mindset — Idempotence</text:p>
          </draw:text-box>
        </draw:frame>
        <draw:frame draw:style-name="TransBox" svg:width="31.8700cm" svg:height="3.5000cm" svg:x="1.0000cm" svg:y="8.8000cm">
          <draw:text-box>
            <text:p text:style-name="PBody">Before writing a single line of Bash or Ansible, you need to think differently about how you manage systems. Resource: Notes The Twelve-Factor App: Software methodology that embeds idempotent, reproducible thinking</text:p>
          </draw:text-box>
        </draw:frame>
        <draw:frame draw:style-name="TransBox" svg:width="31.8700cm" svg:height="0.7000cm" svg:x="1.0000cm" svg:y="17.8000cm">
          <draw:text-box>
            <text:p text:style-name="PFooter">04-rhce/automation-mindset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manual administration trap</text:p>
            <text:p text:style-name="PBullet">▶  Automation thinking</text:p>
            <text:p text:style-name="PBullet">▶  Idempotence</text:p>
            <text:p text:style-name="PBullet">▶  Why idempotence matters</text:p>
            <text:p text:style-name="PBullet">▶  The "set -euo pipefail" habit for Bash</text:p>
            <text:p text:style-name="PBullet">▶  Infrastructure as Code (IaC) principles</text:p>
            <text:p text:style-name="PBullet">▶  The 4-stage automation workflow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manual administration trap</text:p>
          </draw:text-box>
        </draw:frame>
        <draw:frame draw:style-name="TransBox" svg:width="31.8700cm" svg:height="13.5500cm" svg:x="1.0000cm" svg:y="4.0000cm">
          <draw:text-box>
            <text:p text:style-name="PBullet">• When you configure a server by hand:</text:p>
            <text:p text:style-name="PBullet">• Steps are only in your head or a runbook</text:p>
            <text:p text:style-name="PBullet">• You can't repeat the exact steps reliably</text:p>
            <text:p text:style-name="PBullet">• Drift occurs (the server changes over time, documentation doesn't)</text:p>
            <text:p text:style-name="PBullet">• Scaling to 10, 100, or 1000 servers is impossibl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mation thinking</text:p>
          </draw:text-box>
        </draw:frame>
        <draw:frame draw:style-name="TransBox" svg:width="31.8700cm" svg:height="13.5500cm" svg:x="1.0000cm" svg:y="4.0000cm">
          <draw:text-box>
            <text:p text:style-name="PBullet">• Automation means describing the desired state, not the steps to get ther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mpotence</text:p>
          </draw:text-box>
        </draw:frame>
        <draw:frame draw:style-name="TransBox" svg:width="15.7350cm" svg:height="13.5500cm" svg:x="1.0000cm" svg:y="4.0000cm">
          <draw:text-box>
            <text:p text:style-name="PBullet">• An operation is idempotent if running it multiple times produces the</text:p>
            <text:p text:style-name="PBullet">• same result as running it once.</text:p>
            <text:p text:style-name="PBullet">• Ansible tasks are idempotent by design. The same playbook run ten times</text:p>
            <text:p text:style-name="PBullet">• produces the same final state.</text:p>
          </draw:text-box>
        </draw:frame>
        <draw:frame draw:style-name="CodeBox" svg:width="15.7350cm" svg:height="13.5500cm" svg:x="17.1350cm" svg:y="4.0000cm">
          <draw:text-box>
            <text:p text:style-name="PCode"># Not idempotent — appends a line every time you run it
echo "server = db01" &gt;&gt; /etc/myapp.conf

# Idempotent — only adds the line if it's not already there
grep -qxF "server = db01" /etc/myapp.conf || echo "server = db01" &gt;&gt; /etc/myapp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idempotence matters</text:p>
          </draw:text-box>
        </draw:frame>
        <draw:frame draw:style-name="TransBox" svg:width="31.8700cm" svg:height="13.5500cm" svg:x="1.0000cm" svg:y="4.0000cm">
          <draw:text-box>
            <text:p text:style-name="PBullet">• Safe to re-run: apply the playbook on a new server OR re-apply it on an</text:p>
            <text:p text:style-name="PBullet">• existing server to bring it into compliance.</text:p>
            <text:p text:style-name="PBullet">• Self-documenting: the playbook is the source of truth for system state.</text:p>
            <text:p text:style-name="PBullet">• Auditable: run the playbook in check mode to see what would change.</text:p>
            <text:p text:style-name="PBullet">• Drift detection: if a playbook reports changes on a server that should</text:p>
            <text:p text:style-name="PBullet">• be stable, something changed outside of automatio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"set -euo pipefail" habit for Bash</text:p>
          </draw:text-box>
        </draw:frame>
        <draw:frame draw:style-name="TransBox" svg:width="15.7350cm" svg:height="13.5500cm" svg:x="1.0000cm" svg:y="4.0000cm">
          <draw:text-box>
            <text:p text:style-name="PBullet">• Even in scripts, think idempotently and fail safely:</text:p>
            <text:p text:style-name="PBullet">• Without set -e, a script silently continues after errors and can cause</text:p>
            <text:p text:style-name="PBullet">• hard-to-debug problems.</text:p>
          </draw:text-box>
        </draw:frame>
        <draw:frame draw:style-name="CodeBox" svg:width="15.7350cm" svg:height="13.5500cm" svg:x="17.1350cm" svg:y="4.0000cm">
          <draw:text-box>
            <text:p text:style-name="PCode">#!/usr/bin/env bash
set -euo pipefail

# -e  exit on any error
# -u  treat unset variables as errors
# -o pipefail  fail if any command in a pipe fai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frastructure as Code (IaC) principles</text:p>
          </draw:text-box>
        </draw:frame>
        <draw:frame draw:style-name="TransBox" svg:width="31.8700cm" svg:height="13.5500cm" svg:x="1.0000cm" svg:y="4.0000cm">
          <draw:text-box>
            <text:p text:style-name="PBullet">• Version control everything: store playbooks, roles, and configs in Git.</text:p>
            <text:p text:style-name="PBullet">• Review before apply: treat automation changes like code changes — PR/review.</text:p>
            <text:p text:style-name="PBullet">• Test in a lab first: never run untested automation on production.</text:p>
            <text:p text:style-name="PBullet">• Minimal privilege: automation accounts should have only the access they need.</text:p>
            <text:p text:style-name="PBullet">• No secrets in code: use Ansible Vault, environment variables, or a secrets manager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4-stage automation workflow</text:p>
          </draw:text-box>
        </draw:frame>
        <draw:frame draw:style-name="CodeBox" svg:width="31.8700cm" svg:height="13.5500cm" svg:x="1.0000cm" svg:y="4.0000cm">
          <draw:text-box>
            <text:p text:style-name="PCode">Write → Test (lab) → Review → Apply (prod)
   ↑                                    |
   └────────────────────────────────────┘
              (iterate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utomation Mindset — Idempotence</text:p>
          </draw:text-box>
        </draw:frame>
        <draw:frame draw:style-name="TransBox" svg:width="31.8700cm" svg:height="13.5500cm" svg:x="1.0000cm" svg:y="4.0000cm">
          <draw:text-box>
            <text:p text:style-name="PBullet">✓  The manual administration trap: When you configure a server by hand:</text:p>
            <text:p text:style-name="PBullet">✓  Automation thinking: Automation means describing the desired state, not the steps to get there.</text:p>
            <text:p text:style-name="PBullet">✓  Idempotence: An operation is idempotent if running it multiple times produces the</text:p>
            <text:p text:style-name="PBullet">✓  Why idempotence matters: Safe to re-run: apply the playbook on a new server OR re-apply it on an</text:p>
            <text:p text:style-name="PBullet">✓  The "set -euo pipefail" habit for Bash: Even in scripts, think idempotently and fail safely:</text:p>
            <text:p text:style-name="PBullet">✓  Infrastructure as Code (IaC) principles: Version control everything: store playbooks, roles, and configs in Git.</text:p>
            <text:p text:style-name="PBullet">✓  The 4-stage automation workflow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